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ack" svg:font-family="Hack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2" style:family="table">
      <style:table-properties style:width="17cm" table:align="margins" style:may-break-between-rows="true" table:border-model="collapsing"/>
    </style:style>
    <style:style style:name="表格2.A" style:family="table-column">
      <style:table-column-properties style:column-width="2.833cm" style:rel-column-width="10922*"/>
    </style:style>
    <style:style style:name="表格2.B" style:family="table-column">
      <style:table-column-properties style:column-width="2.833cm" style:rel-column-width="10923*"/>
    </style:style>
    <style:style style:name="表格2.1" style:family="table-row">
      <style:table-row-properties fo:keep-together="auto"/>
    </style:style>
    <style:style style:name="表格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表格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表格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itle">
      <style:text-properties officeooo:paragraph-rsid="005d4c8e"/>
    </style:style>
    <style:style style:name="P2" style:family="paragraph" style:parent-style-name="Text_20_body">
      <style:text-properties style:font-name-asian="Hack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Hack" fo:font-size="12pt" fo:font-style="normal" fo:text-shadow="none" style:text-underline-style="none" fo:font-weight="bold" officeooo:rsid="0060c4b5" officeooo:paragraph-rsid="0060c4b5" style:font-name-asian="Hack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Hack" fo:font-size="12pt" fo:font-style="normal" fo:text-shadow="none" style:text-underline-style="none" fo:font-weight="bold" style:font-name-asian="Hack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Hack" fo:font-size="12pt" fo:font-style="normal" fo:text-shadow="none" style:text-underline-style="none" fo:font-weight="bold" officeooo:rsid="0060e07c" officeooo:paragraph-rsid="0060e07c" style:font-name-asian="Hack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Hack" fo:font-size="12pt" fo:font-style="normal" fo:text-shadow="none" style:text-underline-style="none" fo:font-weight="normal" officeooo:rsid="0050e963" officeooo:paragraph-rsid="0050e963" style:font-name-asian="Hack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Hack" fo:font-size="12pt" fo:font-style="normal" fo:text-shadow="none" style:text-underline-style="none" fo:font-weight="normal" officeooo:rsid="0052e8bd" officeooo:paragraph-rsid="0052e8bd" style:font-name-asian="Hack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Hack" fo:font-size="12pt" fo:font-style="normal" fo:text-shadow="none" style:text-underline-style="none" fo:font-weight="normal" officeooo:rsid="00543636" officeooo:paragraph-rsid="00543636" style:font-name-asian="Hack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text-properties officeooo:paragraph-rsid="0059f4bb" style:font-name-asian="Hack"/>
    </style:style>
    <style:style style:name="P10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Hack" fo:font-size="18pt" fo:font-style="normal" fo:text-shadow="none" style:text-underline-style="none" fo:font-weight="bold" style:letter-kerning="true" style:font-name-asian="微软雅黑" style:font-size-asian="18pt" style:font-style-asian="normal" style:font-weight-asian="bold" style:font-name-complex="Lucida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officeooo:rsid="004d264f"/>
    </style:style>
    <style:style style:name="T2" style:family="text">
      <style:text-properties officeooo:rsid="007602e8"/>
    </style:style>
    <style:style style:name="T3" style:family="text">
      <style:text-properties officeooo:rsid="0049804b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Hack" fo:font-size="13pt" fo:font-style="normal" fo:text-shadow="none" style:text-underline-style="none" fo:font-weight="bold" style:letter-kerning="true" style:font-name-asian="微软雅黑" style:font-size-asian="13pt" style:font-style-asian="normal" style:font-weight-asian="bold" style:font-name-complex="Lucida Sans1" style:font-size-complex="13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style:run-through="foreground"/>
    </style:style>
    <style:style style:name="gr3" style:family="graphic">
      <style:graphic-properties draw:stroke="solid" draw:stroke-dash="Dash_20_2" svg:stroke-width="0.03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778cm" fo:min-width="2.2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 style:run-through="foreground"/>
      <style:paragraph-properties style:writing-mode="lr-tb"/>
    </style:style>
    <style:style style:name="gr4" style:family="graphic">
      <style:graphic-properties draw:stroke="solid" draw:stroke-dash="Dash_20_2" svg:stroke-width="0.03cm" svg:stroke-color="#0000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/>
    </style:style>
    <style:style style:name="gr5" style:family="graphic">
      <style:graphic-properties draw:stroke="solid" draw:stroke-dash="Dash_20_2" svg:stroke-width="0.03cm" svg:stroke-color="#000000" draw:marker-start="" draw:marker-start-width="0.199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73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0.889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in-height="1.98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二位四选一选择器</text:p>
      <text:p text:style-name="Text_20_body"/>
      <text:p text:style-name="P2">真值表：</text:p>
      <table:table table:name="表格2" table:style-name="表格2" table:template-name="Default Style">
        <table:table-column table:style-name="表格2.A"/>
        <table:table-column table:style-name="表格2.B"/>
        <table:table-column table:style-name="表格2.A"/>
        <table:table-column table:style-name="表格2.B" table:number-columns-repeated="2"/>
        <table:table-column table:style-name="表格2.A"/>
        <table:table-row table:style-name="表格2.1">
          <table:table-cell table:style-name="表格2.A1" office:value-type="string">
            <text:p text:style-name="P3">控制端</text:p>
          </table:table-cell>
          <table:table-cell table:style-name="表格2.A1" office:value-type="string">
            <text:p text:style-name="P4">输入<text:span text:style-name="T1">1</text:span></text:p>
          </table:table-cell>
          <table:table-cell table:style-name="表格2.A1" office:value-type="string">
            <text:p text:style-name="P3">输入<text:span text:style-name="T1">2</text:span></text:p>
          </table:table-cell>
          <table:table-cell table:style-name="表格2.A1" office:value-type="string">
            <text:p text:style-name="P3">输入<text:span text:style-name="T1">3</text:span></text:p>
          </table:table-cell>
          <table:table-cell table:style-name="表格2.A1" office:value-type="string">
            <text:p text:style-name="P3">输入<text:span text:style-name="T1">4</text:span></text:p>
          </table:table-cell>
          <table:table-cell table:style-name="表格2.F1" office:value-type="string">
            <text:p text:style-name="P5">输出端</text:p>
          </table:table-cell>
        </table:table-row>
        <table:table-row table:style-name="表格2.1">
          <table:table-cell table:style-name="表格2.A2" office:value-type="string">
            <text:p text:style-name="P3">CONTROL_IN</text:p>
          </table:table-cell>
          <table:table-cell table:style-name="表格2.A2" office:value-type="string">
            <text:p text:style-name="P4">IN_<text:span text:style-name="T2">0</text:span></text:p>
          </table:table-cell>
          <table:table-cell table:style-name="表格2.A2" office:value-type="string">
            <text:p text:style-name="P3">IN_<text:span text:style-name="T2">1</text:span></text:p>
          </table:table-cell>
          <table:table-cell table:style-name="表格2.A2" office:value-type="string">
            <text:p text:style-name="P3">IN_<text:span text:style-name="T2">2</text:span></text:p>
          </table:table-cell>
          <table:table-cell table:style-name="表格2.A2" office:value-type="string">
            <text:p text:style-name="P3">IN_<text:span text:style-name="T2">3</text:span></text:p>
          </table:table-cell>
          <table:table-cell table:style-name="表格2.F2" office:value-type="string">
            <text:p text:style-name="P5">OUT</text:p>
          </table:table-cell>
        </table:table-row>
        <table:table-row table:style-name="表格2.1">
          <table:table-cell table:style-name="表格2.A2" office:value-type="string">
            <text:p text:style-name="P6"><text:span text:style-name="T3">0</text:span>0</text:p>
          </table:table-cell>
          <table:table-cell table:style-name="表格2.A2" office:value-type="string">
            <text:p text:style-name="P7">11</text:p>
          </table:table-cell>
          <table:table-cell table:style-name="表格2.A2" office:value-type="string">
            <text:p text:style-name="P7">10</text:p>
          </table:table-cell>
          <table:table-cell table:style-name="表格2.A2" office:value-type="string">
            <text:p text:style-name="P7">01</text:p>
          </table:table-cell>
          <table:table-cell table:style-name="表格2.A2" office:value-type="string">
            <text:p text:style-name="P7">00</text:p>
          </table:table-cell>
          <table:table-cell table:style-name="表格2.F2" office:value-type="string">
            <text:p text:style-name="P8">11</text:p>
          </table:table-cell>
        </table:table-row>
        <table:table-row table:style-name="表格2.1">
          <table:table-cell table:style-name="表格2.A2" office:value-type="string">
            <text:p text:style-name="P6">01</text:p>
          </table:table-cell>
          <table:table-cell table:style-name="表格2.A2" office:value-type="string">
            <text:p text:style-name="P7">11</text:p>
          </table:table-cell>
          <table:table-cell table:style-name="表格2.A2" office:value-type="string">
            <text:p text:style-name="P7">10</text:p>
          </table:table-cell>
          <table:table-cell table:style-name="表格2.A2" office:value-type="string">
            <text:p text:style-name="P7">01</text:p>
          </table:table-cell>
          <table:table-cell table:style-name="表格2.A2" office:value-type="string">
            <text:p text:style-name="P7">00</text:p>
          </table:table-cell>
          <table:table-cell table:style-name="表格2.F2" office:value-type="string">
            <text:p text:style-name="P8">10</text:p>
          </table:table-cell>
        </table:table-row>
        <table:table-row table:style-name="表格2.1">
          <table:table-cell table:style-name="表格2.A2" office:value-type="string">
            <text:p text:style-name="P6">10</text:p>
          </table:table-cell>
          <table:table-cell table:style-name="表格2.A2" office:value-type="string">
            <text:p text:style-name="P7">11</text:p>
          </table:table-cell>
          <table:table-cell table:style-name="表格2.A2" office:value-type="string">
            <text:p text:style-name="P7">10</text:p>
          </table:table-cell>
          <table:table-cell table:style-name="表格2.A2" office:value-type="string">
            <text:p text:style-name="P7">01</text:p>
          </table:table-cell>
          <table:table-cell table:style-name="表格2.A2" office:value-type="string">
            <text:p text:style-name="P7">00</text:p>
          </table:table-cell>
          <table:table-cell table:style-name="表格2.F2" office:value-type="string">
            <text:p text:style-name="P8">01</text:p>
          </table:table-cell>
        </table:table-row>
        <table:table-row table:style-name="表格2.1">
          <table:table-cell table:style-name="表格2.A2" office:value-type="string">
            <text:p text:style-name="P6">11</text:p>
          </table:table-cell>
          <table:table-cell table:style-name="表格2.A2" office:value-type="string">
            <text:p text:style-name="P7">11</text:p>
          </table:table-cell>
          <table:table-cell table:style-name="表格2.A2" office:value-type="string">
            <text:p text:style-name="P7">10</text:p>
          </table:table-cell>
          <table:table-cell table:style-name="表格2.A2" office:value-type="string">
            <text:p text:style-name="P7">01</text:p>
          </table:table-cell>
          <table:table-cell table:style-name="表格2.A2" office:value-type="string">
            <text:p text:style-name="P7">00</text:p>
          </table:table-cell>
          <table:table-cell table:style-name="表格2.F2" office:value-type="string">
            <text:p text:style-name="P8">00</text:p>
          </table:table-cell>
        </table:table-row>
      </table:table>
      <text:p text:style-name="Text_20_body"/>
      <text:p text:style-name="P9"><draw:g text:anchor-type="paragraph" draw:z-index="0" draw:name="组合对象 1" draw:style-name="gr1"><draw:g draw:style-name="gr2"><draw:custom-shape draw:name="Manual-Operation" draw:style-name="gr3" draw:text-style-name="P11" xml:id="id1" draw:id="id1" svg:width="4.543cm" svg:height="3.028cm" draw:transform="rotate (1.5707963267949) translate (7.15080555555556cm 7.35541666666667cm)"><text:p text:style-name="P10"><text:span text:style-name="T4"/></text:p>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</draw:custom-shape><draw:connector draw:name="Connector" draw:style-name="gr4" draw:text-style-name="P12" svg:x1="10.195cm" svg:y1="5.078cm" svg:x2="13.497cm" svg:y2="5.078cm" svg:d="M10195 5078h3302" svg:viewBox="0 0 3304 2"><text:p/></draw:connector><draw:connector draw:name="Connector 1" draw:style-name="gr4" draw:text-style-name="P12" svg:x1="3.78cm" svg:y1="3.297cm" svg:x2="7.082cm" svg:y2="3.297cm" svg:d="M3780 3297h3302" svg:viewBox="0 0 3304 2"><text:p/></draw:connector><draw:connector draw:name="Connector 2" draw:style-name="gr4" draw:text-style-name="P12" svg:x1="3.78cm" svg:y1="4.491cm" svg:x2="7.082cm" svg:y2="4.491cm" svg:d="M3780 4491h3302" svg:viewBox="0 0 3304 2"><text:p/></draw:connector><draw:connector draw:name="Connector-Standard" draw:style-name="gr5" draw:text-style-name="P12" svg:x1="3.78cm" svg:y1="1.386cm" svg:x2="8.666cm" svg:y2="3.268cm" draw:end-shape="id1" draw:end-glue-point="7" svg:d="M3780 1386v581h4886v1301" svg:viewBox="0 0 4888 1884"><text:p/></draw:connector><draw:connector draw:name="Connector 3" draw:style-name="gr4" draw:text-style-name="P12" svg:x1="3.78cm" svg:y1="5.681cm" svg:x2="7.082cm" svg:y2="5.681cm" svg:d="M3780 5681h3302" svg:viewBox="0 0 3304 2"><text:p/></draw:connector><draw:connector draw:name="Connector 4" draw:style-name="gr4" draw:text-style-name="P12" svg:x1="3.78cm" svg:y1="6.876cm" svg:x2="7.082cm" svg:y2="6.876cm" svg:d="M3780 6876h3302" svg:viewBox="0 0 3304 2"><text:p/></draw:connector></draw:g><draw:frame draw:style-name="gr6" draw:text-style-name="P14" svg:width="5.232cm" svg:height="1.989cm" svg:x="3.503cm" svg:y="0.268cm"><draw:text-box><text:p text:style-name="P13"><text:span text:style-name="T5">CONTROL_IN</text:span></text:p></draw:text-box></draw:frame><draw:frame draw:style-name="gr7" draw:text-style-name="P14" svg:width="2.206cm" svg:height="1.14cm" svg:x="4.272cm" svg:y="2.237cm"><draw:text-box><text:p text:style-name="P13"><text:span text:style-name="T5">IN_0</text:span></text:p></draw:text-box></draw:frame><draw:frame draw:style-name="gr7" draw:text-style-name="P14" svg:width="2.206cm" svg:height="1.14cm" svg:x="4.272cm" svg:y="3.448cm"><draw:text-box><text:p text:style-name="P13"><text:span text:style-name="T5">IN_1</text:span></text:p></draw:text-box></draw:frame><draw:frame draw:style-name="gr7" draw:text-style-name="P14" svg:width="2.206cm" svg:height="1.14cm" svg:x="4.272cm" svg:y="2.237cm"><draw:text-box><text:p text:style-name="P13"><text:span text:style-name="T5">IN_0</text:span></text:p></draw:text-box></draw:frame><draw:frame draw:style-name="gr7" draw:text-style-name="P14" svg:width="2.2cm" svg:height="1.14cm" svg:x="4.33cm" svg:y="4.674cm"><draw:text-box><text:p text:style-name="P13"><text:span text:style-name="T5">IN_2</text:span></text:p></draw:text-box></draw:frame><draw:frame draw:style-name="gr7" draw:text-style-name="P14" svg:width="2.2cm" svg:height="1.14cm" svg:x="4.33cm" svg:y="5.884cm"><draw:text-box><text:p text:style-name="P13"><text:span text:style-name="T5">IN_3</text:span></text:p></draw:text-box></draw:frame><draw:frame draw:style-name="gr7" draw:text-style-name="P14" svg:width="2.202cm" svg:height="1.14cm" svg:x="10.663cm" svg:y="4.122cm"><draw:text-box><text:p text:style-name="P13"><text:span text:style-name="T5">OUT</text:span></text:p></draw:text-box></draw:frame><draw:frame draw:style-name="gr8" draw:text-style-name="P15" svg:width="2.756cm" svg:height="2.237cm" svg:x="7.357cm" svg:y="4.466cm"><draw:text-box><text:p text:style-name="P13"><text:span text:style-name="T6">4-1</text:span></text:p><text:p text:style-name="P13"><text:span text:style-name="T6">SELECTOR</text:span></text:p></draw:text-box></draw:frame></draw:g>结构图：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ack" svg:font-family="Hack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2" draw:display-name="Dash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4T00:06:53.651000000</meta:creation-date>
    <meta:generator>LibreOffice/24.8.4.2$Windows_X86_64 LibreOffice_project/bb3cfa12c7b1bf994ecc5649a80400d06cd71002</meta:generator>
    <dc:date>2025-02-04T01:14:18.473000000</dc:date>
    <meta:editing-duration>PT1H3M51S</meta:editing-duration>
    <meta:editing-cycles>86</meta:editing-cycles>
    <meta:document-statistic meta:table-count="1" meta:image-count="0" meta:object-count="0" meta:page-count="1" meta:paragraph-count="39" meta:word-count="64" meta:character-count="111" meta:non-whitespace-character-count="111"/>
  </office:meta>
</office:document-meta>
</file>